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BasedXmlQueryDemo.doPost( HttpServletRequest request , HttpServletResponse 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ormBasedXmlQueryDemo.init( Servlet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BasedXmlQueryDemo.openExample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